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itle">
      <style:text-properties officeooo:rsid="00098c92" officeooo:paragraph-rsid="00098c92"/>
    </style:style>
    <style:style style:name="P2" style:family="paragraph" style:parent-style-name="Standard">
      <style:text-properties officeooo:paragraph-rsid="012a08de"/>
    </style:style>
    <style:style style:name="P3" style:family="paragraph" style:parent-style-name="Standard">
      <style:text-properties officeooo:paragraph-rsid="012c7a81"/>
    </style:style>
    <style:style style:name="P4" style:family="paragraph" style:parent-style-name="Standard">
      <style:text-properties style:font-name="Liberation Serif" fo:font-size="12.75pt" officeooo:rsid="012d64ff" officeooo:paragraph-rsid="012d64ff"/>
    </style:style>
    <style:style style:name="P5" style:family="paragraph" style:parent-style-name="Standard" style:list-style-name="L1">
      <style:text-properties style:font-name="Liberation Serif" fo:font-size="12.75pt" officeooo:paragraph-rsid="012a08de"/>
    </style:style>
    <style:style style:name="P6" style:family="paragraph" style:parent-style-name="Standard">
      <style:text-properties style:font-name="Liberation Serif" fo:font-size="12.75pt" officeooo:paragraph-rsid="012a08de"/>
    </style:style>
    <style:style style:name="P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Liberation Serif" fo:font-size="12.75pt" officeooo:paragraph-rsid="012a08de"/>
    </style:style>
    <style:style style:name="P8" style:family="paragraph" style:parent-style-name="Standard">
      <style:text-properties style:font-name="Liberation Serif" fo:font-size="12.75pt" officeooo:rsid="012de176" officeooo:paragraph-rsid="012de176"/>
    </style:style>
    <style:style style:name="P9" style:family="paragraph" style:parent-style-name="Standard">
      <style:text-properties style:font-name="Liberation Serif" fo:font-size="12.75pt" officeooo:rsid="012e8bc1" officeooo:paragraph-rsid="012e8bc1"/>
    </style:style>
    <style:style style:name="P10" style:family="paragraph" style:parent-style-name="Standard" style:list-style-name="L1">
      <style:text-properties officeooo:paragraph-rsid="012a08de"/>
    </style:style>
    <style:style style:name="P11" style:family="paragraph" style:parent-style-name="Standard">
      <style:text-properties officeooo:rsid="00b71e31" officeooo:paragraph-rsid="000dc580"/>
    </style:style>
    <style:style style:name="P12" style:family="paragraph" style:parent-style-name="Standard">
      <style:text-properties officeooo:rsid="01308011" officeooo:paragraph-rsid="01308011"/>
    </style:style>
    <style:style style:name="P1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08011" officeooo:paragraph-rsid="01308011"/>
    </style:style>
    <style:style style:name="T1" style:family="text">
      <style:text-properties officeooo:rsid="000dc580"/>
    </style:style>
    <style:style style:name="T2" style:family="text">
      <style:text-properties officeooo:rsid="012678a7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.75pt"/>
    </style:style>
    <style:style style:name="T5" style:family="text">
      <style:text-properties style:font-name="Liberation Serif" fo:font-size="12.75pt" officeooo:rsid="012c18a8"/>
    </style:style>
    <style:style style:name="T6" style:family="text">
      <style:text-properties style:font-name="Liberation Serif" fo:font-size="12.75pt" officeooo:rsid="012c7a81"/>
    </style:style>
    <style:style style:name="T7" style:family="text">
      <style:text-properties style:font-name="Liberation Serif" officeooo:rsid="012a08de"/>
    </style:style>
    <style:style style:name="T8" style:family="text">
      <style:text-properties officeooo:rsid="01289bf8"/>
    </style:style>
    <style:style style:name="T9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use prices <text:span text:style-name="T2">(NumPy, </text:span><text:span text:style-name="T8">OOP</text:span><text:span text:style-name="T2">)</text:span></text:p>
      <text:p text:style-name="P3"><text:span text:style-name="T1">1) </text:span><text:span text:style-name="T4">Implement dataset normalization to get X and Y features in range from -1..1.</text:span></text:p>
      <text:p text:style-name="P4"><draw:frame draw:style-name="fr1" draw:name="Object1" text:anchor-type="as-char" svg:y="-0.272in" svg:width="2.2772in" svg:height="0.44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span text:style-name="T4">Need also function to convert Y back to real values. </text:span><text:span text:style-name="T6">(Is it possible?)</text:span></text:p>
      <text:p text:style-name="P2"><text:span text:style-name="T7">2) </text:span><text:span text:style-name="T4">Implement model with new functions</text:span></text:p>
      <text:list xml:id="list4101614197" text:style-name="L1">
        <text:list-item>
          <text:p text:style-name="P10"><text:span text:style-name="T4">Use code from 4. </text:span><text:span text:style-name="T5">(?) </text:span><text:span text:style-name="T4">task</text:span></text:p>
        </text:list-item>
        <text:list-item>
          <text:p text:style-name="P5">Add classes LossMSE (Mean square error loss function), LayerSigmoid</text:p>
        </text:list-item>
      </text:list>
      <text:p text:style-name="P7"><text:span text:style-name="T13">class </text:span><text:span text:style-name="T10">SigmoidLayer:</text:span><text:line-break/><text:span text:style-name="T10"> <text:s text:c="3"/></text:span><text:span text:style-name="T13">def </text:span><text:span text:style-name="T14">__init__</text:span><text:span text:style-name="T10">(</text:span><text:span text:style-name="T9">self</text:span><text:span text:style-name="T10">):</text:span><text:line-break/><text:span text:style-name="T10"> <text:s text:c="7"/></text:span><text:span text:style-name="T9">self</text:span><text:span text:style-name="T10">.x = </text:span><text:span text:style-name="T13">None</text:span><text:line-break/><text:span text:style-name="T13"> <text:s text:c="7"/></text:span><text:span text:style-name="T9">self</text:span><text:span text:style-name="T10">.output = </text:span><text:span text:style-name="T13">None</text:span><text:line-break/><text:line-break/><text:span text:style-name="T13"> <text:s text:c="3"/>def </text:span><text:span text:style-name="T15">forward</text:span><text:span text:style-name="T10">(</text:span><text:span text:style-name="T9">self</text:span><text:span text:style-name="T13">, </text:span><text:span text:style-name="T10">x: Variable) -&gt; Variable:</text:span><text:line-break/><text:span text:style-name="T10"> <text:s text:c="7"/></text:span><text:span text:style-name="T9">self</text:span><text:span text:style-name="T10">.x = x</text:span><text:line-break/><text:span text:style-name="T10"> <text:s text:c="7"/></text:span><text:span text:style-name="T9">self</text:span><text:span text:style-name="T10">.output = Variable(</text:span><text:line-break/><text:span text:style-name="T10"> <text:s text:c="11"/></text:span><text:span text:style-name="T12">1.0 </text:span><text:span text:style-name="T10">/ (</text:span><text:span text:style-name="T12">1.0 </text:span><text:span text:style-name="T10">+ np.exp(-x.value))</text:span><text:line-break/><text:span text:style-name="T10"> <text:s text:c="7"/>)</text:span><text:line-break/><text:span text:style-name="T10"> <text:s text:c="7"/></text:span><text:span text:style-name="T13">return </text:span><text:span text:style-name="T9">self</text:span><text:span text:style-name="T10">.output</text:span><text:line-break/><text:line-break/><text:span text:style-name="T10"> <text:s text:c="3"/></text:span><text:span text:style-name="T13">def </text:span><text:span text:style-name="T15">backward</text:span><text:span text:style-name="T10">(</text:span><text:span text:style-name="T9">self</text:span><text:span text:style-name="T10">):</text:span><text:line-break/><text:span text:style-name="T10"> <text:s text:c="7"/></text:span><text:span text:style-name="T9">self</text:span><text:span text:style-name="T10">.x.grad = -</text:span><text:span text:style-name="T12">1.0 </text:span><text:span text:style-name="T10">/ (</text:span><text:span text:style-name="T12">1.0 </text:span><text:span text:style-name="T10">+ np.exp(-</text:span><text:span text:style-name="T9">self</text:span><text:span text:style-name="T10">.x.value)) ** </text:span><text:span text:style-name="T12">2 </text:span><text:span text:style-name="T10">* </text:span><text:span text:style-name="T9">self</text:span><text:span text:style-name="T10">.output.grad</text:span></text:p>
      <text:p text:style-name="P6"/>
      <text:p text:style-name="P7"><text:span text:style-name="T13">class </text:span><text:span text:style-name="T10">MSELoss:</text:span><text:line-break/><text:span text:style-name="T10"> <text:s text:c="3"/></text:span><text:span text:style-name="T13">def </text:span><text:span text:style-name="T14">__init__</text:span><text:span text:style-name="T10">(</text:span><text:span text:style-name="T9">self</text:span><text:span text:style-name="T10">):</text:span><text:line-break/><text:span text:style-name="T10"> <text:s text:c="7"/></text:span><text:span text:style-name="T9">self</text:span><text:span text:style-name="T10">.y: Optional[Variable] = </text:span><text:span text:style-name="T13">None</text:span><text:line-break/><text:span text:style-name="T13"> <text:s text:c="7"/></text:span><text:span text:style-name="T9">self</text:span><text:span text:style-name="T10">.y_prim: Optional[Variable] = </text:span><text:span text:style-name="T13">None</text:span><text:line-break/><text:line-break/><text:span text:style-name="T13"> <text:s text:c="3"/>def </text:span><text:span text:style-name="T15">forward</text:span><text:span text:style-name="T10">(</text:span><text:span text:style-name="T9">self</text:span><text:span text:style-name="T13">, </text:span><text:span text:style-name="T10">y: Variable</text:span><text:span text:style-name="T13">, </text:span><text:span text:style-name="T10">y_prim: Variable) -&gt; </text:span><text:span text:style-name="T16">float</text:span><text:span text:style-name="T10">:</text:span><text:line-break/><text:span text:style-name="T10"> <text:s text:c="7"/></text:span><text:span text:style-name="T9">self</text:span><text:span text:style-name="T10">.y = y</text:span><text:line-break/><text:span text:style-name="T10"> <text:s text:c="7"/></text:span><text:span text:style-name="T9">self</text:span><text:span text:style-name="T10">.y_prim = y_prim</text:span><text:line-break/><text:span text:style-name="T10"> <text:s text:c="7"/></text:span><text:span text:style-name="T13">return </text:span><text:span text:style-name="T10">np.mean((y.value - y_prim.value) ** </text:span><text:span text:style-name="T12">2</text:span><text:span text:style-name="T10">)</text:span><text:line-break/><text:line-break/><text:span text:style-name="T10"> <text:s text:c="3"/></text:span><text:span text:style-name="T13">def </text:span><text:span text:style-name="T15">backward</text:span><text:span text:style-name="T10">(</text:span><text:span text:style-name="T9">self</text:span><text:span text:style-name="T10">):</text:span><text:line-break/><text:span text:style-name="T10"> <text:s text:c="7"/></text:span><text:span text:style-name="T9">self</text:span><text:span text:style-name="T10">.y_prim.grad = </text:span><text:span text:style-name="T12">2.0 </text:span><text:span text:style-name="T10">* (</text:span><text:span text:style-name="T9">self</text:span><text:span text:style-name="T10">.y_prim.value - </text:span><text:span text:style-name="T9">self</text:span><text:span text:style-name="T10">.y.value)</text:span></text:p>
      <text:p text:style-name="P6"/>
      <text:list xml:id="list120737049161507" text:continue-numbering="true" text:style-name="L1">
        <text:list-item>
          <text:p text:style-name="P5">Replace ReLU with Sigmoid in Model</text:p>
        </text:list-item>
      </text:list>
      <text:p text:style-name="P8">We will use same Sigmoid formulas:</text:p>
      <text:p text:style-name="P8"><draw:frame draw:style-name="fr1" draw:name="Object17" text:anchor-type="as-char" svg:y="-0.2437in" svg:width="0.5217in" svg:height="0.416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8"><draw:frame draw:style-name="fr1" draw:name="Object27" text:anchor-type="as-char" svg:y="-0.2437in" svg:width="2.1898in" svg:height="0.416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list xml:id="list120735424457376" text:continue-numbering="true" text:style-name="L1">
        <text:list-item>
          <text:p text:style-name="P5">Train with LossMSE</text:p>
        </text:list-item>
      </text:list>
      <text:p text:style-name="P9">And same MSE cost function:</text:p>
      <text:p text:style-name="P9"><draw:frame draw:style-name="fr1" draw:name="Object3" text:anchor-type="as-char" svg:y="-0.2807in" svg:width="1.8075in" svg:height="0.448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9"><text:soft-page-break/><draw:frame draw:style-name="fr1" draw:name="Object12" text:anchor-type="as-char" svg:y="-0.2807in" svg:width="2.002in" svg:height="0.454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list xml:id="list120735449385787" text:continue-numbering="true" text:style-name="L1">
        <text:list-item>
          <text:p text:style-name="P10"><text:span text:style-name="T4">Fine tune Hyper parameters so you can get lowest error in 300 epochs</text:span><text:span text:style-name="T3"> </text:span></text:p>
        </text:list-item>
      </text:list>
      <text:p text:style-name="P11"/>
      <text:p text:style-name="P12">Resulting model layers are:</text:p>
      <text:p text:style-name="P13"><text:span text:style-name="T9">self</text:span><text:span text:style-name="T10">.layers = [</text:span><text:line-break/><text:span text:style-name="T10"> <text:s text:c="3"/>LinearLayer(</text:span><text:span text:style-name="T11">in_features</text:span><text:span text:style-name="T10">=</text:span><text:span text:style-name="T12">8</text:span><text:span text:style-name="T13">, </text:span><text:span text:style-name="T11">out_features</text:span><text:span text:style-name="T10">=</text:span><text:span text:style-name="T12">4</text:span><text:span text:style-name="T10">)</text:span><text:span text:style-name="T13">,</text:span><text:line-break/><text:span text:style-name="T13"> <text:s text:c="3"/></text:span><text:span text:style-name="T10">SigmoidLayer()</text:span><text:span text:style-name="T13">,</text:span><text:line-break/><text:span text:style-name="T13"> <text:s text:c="3"/></text:span><text:span text:style-name="T10">LinearLayer(</text:span><text:span text:style-name="T11">in_features</text:span><text:span text:style-name="T10">=</text:span><text:span text:style-name="T12">4</text:span><text:span text:style-name="T13">, </text:span><text:span text:style-name="T11">out_features</text:span><text:span text:style-name="T10">=</text:span><text:span text:style-name="T12">4</text:span><text:span text:style-name="T10">)</text:span><text:span text:style-name="T13">,</text:span><text:line-break/><text:span text:style-name="T13"> <text:s text:c="3"/></text:span><text:span text:style-name="T10">SigmoidLayer()</text:span><text:span text:style-name="T13">,</text:span><text:line-break/><text:span text:style-name="T13"> <text:s text:c="3"/></text:span><text:span text:style-name="T10">LinearLayer(</text:span><text:span text:style-name="T11">in_features</text:span><text:span text:style-name="T10">=</text:span><text:span text:style-name="T12">4</text:span><text:span text:style-name="T13">, </text:span><text:span text:style-name="T11">out_features</text:span><text:span text:style-name="T10">=</text:span><text:span text:style-name="T12">1</text:span><text:span text:style-name="T10">)</text:span><text:line-break/><text:span text:style-name="T10">]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2-09T12:07:35.167000000</dc:date>
    <meta:editing-duration>PT17H27M21S</meta:editing-duration>
    <meta:editing-cycles>191</meta:editing-cycles>
    <meta:generator>LibreOffice/7.2.5.2$Windows_X86_64 LibreOffice_project/499f9727c189e6ef3471021d6132d4c694f357e5</meta:generator>
    <meta:document-statistic meta:table-count="0" meta:image-count="0" meta:object-count="5" meta:page-count="2" meta:paragraph-count="20" meta:word-count="199" meta:character-count="1529" meta:non-whitespace-character-count="1187"/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o stretchy="false">=</mo>
      <mrow>
        <mn>2</mn>
        <mo stretchy="false">⋅</mo>
        <mrow>
          <mo fence="true" form="prefix" stretchy="false">(</mo>
          <mrow>
            <mrow>
              <mfrac>
                <mrow>
                  <mrow>
                    <msub>
                      <mi>X</mi>
                      <mi>i</mi>
                    </msub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  <mrow>
                  <mi mathvariant="italic">max</mi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</mfrac>
              <mo stretchy="false">−</mo>
              <mn>0.5</mn>
            </mrow>
          </mrow>
          <mo fence="true" form="postfix" stretchy="false">)</mo>
        </mrow>
      </mrow>
    </mrow>
    <annotation encoding="StarMath 5.0">X_i = 2 cdot ( {X_i - min(X_i)} over {max(X_i) - min(X_i)} - 0.5 )</annotation>
  </semantics>
</math>
</file>

<file path=Object 2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3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x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x</mi>
                      </mrow>
                    </msup>
                  </mrow>
                </mfrac>
              </mrow>
            </mrow>
            <mo fence="true" form="postfix" stretchy="false">)</mo>
          </mrow>
        </mrow>
      </mrow>
    </mrow>
    <annotation encoding="StarMath 5.0">partial over { partial x } 1 over { 1 + e^-x } = {1 over { 1 + e^-x }} cdot ( 1 - {1 over { 1 + e^-x }} )</annotation>
  </semantics>
</math>
</file>

<file path=Object 4/content.xml><?xml version="1.0" encoding="utf-8"?>
<math xmlns="http://www.w3.org/1998/Math/MathML" display="block">
  <semantics>
    <mrow>
      <msub>
        <mi>L</mi>
        <mi mathvariant="italic">MSE</mi>
      </msub>
      <mo stretchy="false">=</mo>
      <mrow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form="prefix" stretchy="false">(</mo>
              <mrow>
                <mrow>
                  <msub>
                    <mi>h</mi>
                    <mi>θ</mi>
                  </msub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  <mn>2</mn>
          </msup>
        </mrow>
      </mrow>
    </mrow>
    <annotation encoding="StarMath 5.0">L_MSE = 1 over N cdot sum from { i = 0 } to { N } (h_%theta(x_i) - y_i) ^ 2</annotation>
  </semantics>
</math>
</file>

<file path=Object 5/content.xml><?xml version="1.0" encoding="utf-8"?>
<math xmlns="http://www.w3.org/1998/Math/MathML" display="block">
  <semantics>
    <mrow>
      <mrow>
        <mfrac>
          <mo stretchy="false">∂</mo>
          <mrow>
            <mo stretchy="false">∂</mo>
            <msub>
              <mi>L</mi>
              <mi mathvariant="italic">MSE</mi>
            </msub>
          </mrow>
        </mfrac>
        <mo stretchy="false">=</mo>
        <mfrac>
          <mn>2</mn>
          <mi>N</mi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o fence="true" form="prefix" stretchy="false">(</mo>
          <mrow>
            <mrow>
              <mi>b</mi>
              <mo stretchy="false">+</mo>
              <mrow>
                <mi>W</mi>
                <mo stretchy="false">⋅</mo>
                <msub>
                  <mi>x</mi>
                  <mi>i</mi>
                </msub>
              </mrow>
              <mo stretchy="false">−</mo>
              <msub>
                <mi>y</mi>
                <mi>i</mi>
              </msub>
            </mrow>
          </mrow>
          <mo fence="true" form="postfix" stretchy="false">)</mo>
        </mrow>
      </mrow>
    </mrow>
    <annotation encoding="StarMath 5.0">partial over {partial L_MSE} = 2 over N sum from { i = 0 } to { N } ( b+W cdot x_i - y_i )</annotation>
  </semantics>
</math>
</file>